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fo:font-size="13pt" style:font-size-asian="13pt" style:font-size-complex="13pt"/>
    </style:style>
    <style:style style:name="P2" style:family="paragraph" style:parent-style-name="Standard">
      <style:paragraph-properties fo:line-height="100%"/>
      <style:text-properties style:font-name="arial" fo:font-size="12.8000001907349pt" style:font-size-asian="12.8000001907349pt" style:font-size-complex="12.8000001907349pt"/>
    </style:style>
    <style:style style:name="P3" style:family="paragraph" style:parent-style-name="Standard">
      <style:paragraph-properties fo:line-height="100%" fo:text-align="center" style:justify-single-word="false"/>
      <style:text-properties style:font-name="arial" fo:font-size="12.8000001907349pt" fo:font-weight="bold" style:font-size-asian="12.8000001907349pt" style:font-weight-asian="bold" style:font-size-complex="12.8000001907349pt" style:font-weight-complex="bold"/>
    </style:style>
    <style:style style:name="P4" style:family="paragraph" style:parent-style-name="Standard">
      <style:paragraph-properties fo:line-height="100%"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style:font-name="arial"/>
    </style:style>
    <style:style style:name="T5" style:family="text">
      <style:text-properties style:font-name="arial" fo:font-size="13pt" style:font-size-asian="13pt" style:font-size-complex="13pt"/>
    </style:style>
    <style:style style:name="T6" style:family="text">
      <style:text-properties style:font-name="arial" fo:font-size="13pt" fo:font-weight="bold" style:font-size-asian="13pt" style:font-weight-asian="bold" style:font-size-complex="13pt" style:font-weight-complex="bold"/>
    </style:style>
    <style:style style:name="T7" style:family="text">
      <style:text-properties style:font-name="arial" fo:font-size="13pt" fo:font-weight="normal" style:font-size-asian="13pt" style:font-weight-asian="normal" style:font-size-complex="13pt" style:font-weight-complex="normal"/>
    </style:style>
    <style:style style:name="T8" style:family="text">
      <style:text-properties style:font-name="arial" fo:font-weight="normal" style:font-weight-asian="normal" style:font-weight-complex="normal"/>
    </style:style>
    <style:style style:name="T9" style:family="text">
      <style:text-properties style:font-name="arial" style:font-size-asian="13pt"/>
    </style:style>
    <style:style style:name="T10" style:family="text">
      <style:text-properties style:font-name="arial" fo:font-weight="bold" style:font-weight-asian="bold" style:font-weight-complex="bold"/>
    </style:style>
    <style:style style:name="T11" style:family="text">
      <style:text-properties style:font-name="arial" fo:font-size="12pt" fo:font-weight="bold" style:font-size-asian="12pt" style:font-weight-asian="bold" style:font-size-complex="12pt" style:font-weight-complex="bold"/>
    </style:style>
    <style:style style:name="T12" style:family="text">
      <style:text-properties style:font-name="arial" fo:font-size="12pt" fo:font-weight="normal" style:font-size-asian="12pt" style:font-weight-asian="normal" style:font-size-complex="12pt" style:font-weight-complex="normal"/>
    </style:style>
    <style:style style:name="T13" style:family="text">
      <style:text-properties style:font-name="arial" fo:font-size="12.5pt" fo:font-weight="bold" style:font-size-asian="12.5pt" style:font-weight-asian="bold" style:font-size-complex="12.5pt" style:font-weight-complex="bold"/>
    </style:style>
    <style:style style:name="T14" style:family="text">
      <style:text-properties style:font-name="arial" fo:font-size="12.5pt" fo:font-weight="normal" style:font-size-asian="12.5pt" style:font-weight-asian="normal" style:font-size-complex="12.5pt" style:font-weight-complex="normal"/>
    </style:style>
    <style:style style:name="T15" style:family="text">
      <style:text-properties style:font-name="arial" fo:font-size="12.8000001907349pt" fo:font-weight="bold" style:font-size-asian="12.8000001907349pt" style:font-weight-asian="bold" style:font-size-complex="12.8000001907349pt" style:font-weight-complex="bold"/>
    </style:style>
    <style:style style:name="T16" style:family="text">
      <style:text-properties style:font-name="arial" fo:font-size="12.8000001907349pt" fo:font-weight="normal" style:font-size-asian="12.8000001907349pt" style:font-weight-asian="normal" style:font-size-complex="12.8000001907349pt" style:font-weight-complex="normal"/>
    </style:style>
    <style:style style:name="T17" style:family="text">
      <style:text-properties fo:font-weight="normal" style:font-weight-asian="normal" style:font-weight-complex="normal"/>
    </style:style>
    <style:style style:name="T18" style:family="text">
      <style:text-properties style:text-position="super 58%" fo:font-weight="normal" style:font-weight-asian="normal" style:font-weight-complex="normal"/>
    </style:style>
    <style:style style:name="T19" style:family="text">
      <style:text-properties style:text-position="super 58%" style:font-name="arial" fo:font-size="13pt" fo:font-weight="normal" style:font-size-asian="13pt" style:font-weight-asian="normal" style:font-size-complex="13pt" style:font-weight-complex="normal"/>
    </style:style>
    <style:style style:name="T20" style:family="text">
      <style:text-properties style:text-position="super 58%" style:font-name="arial" fo:font-weight="normal" style:font-weight-asian="normal" style:font-weight-complex="normal"/>
    </style:style>
    <style:style style:name="T21" style:family="text">
      <style:text-properties style:text-position="super 58%" style:font-name="arial" fo:font-size="12pt" fo:font-weight="normal" style:font-size-asian="12pt" style:font-weight-asian="normal" style:font-size-complex="12pt" style:font-weight-complex="normal"/>
    </style:style>
    <style:style style:name="T22" style:family="text">
      <style:text-properties style:text-position="super 58%" style:font-name="arial" fo:font-size="12.5pt" fo:font-weight="normal" style:font-size-asian="12.5pt" style:font-weight-asian="normal" style:font-size-complex="12.5pt" style:font-weight-complex="normal"/>
    </style:style>
    <style:style style:name="T23" style:family="text">
      <style:text-properties style:text-position="super 58%" style:font-name="arial" fo:font-size="12.8000001907349pt" fo:font-weight="normal" style:font-size-asian="12.8000001907349pt" style:font-weight-asian="normal" style:font-size-complex="12.8000001907349pt" style:font-weight-complex="normal"/>
    </style:style>
    <style:style style:name="T24" style:family="text">
      <style:text-properties fo:font-size="13pt"/>
    </style:style>
    <style:style style:name="T25" style:family="text">
      <style:text-properties fo:font-size="13pt" style:font-size-asian="13pt" style:font-size-complex="13pt"/>
    </style:style>
    <style:style style:name="T26" style:family="text">
      <style:text-properties fo:font-size="13pt" style:font-size-asian="13pt" style:font-weight-asian="bold" style:font-size-complex="13pt"/>
    </style:style>
    <style:style style:name="T27" style:family="text">
      <style:text-properties style:font-size-asian="13pt"/>
    </style:style>
    <style:style style:name="T28" style:family="text">
      <style:text-properties style:font-weight-asian="bold"/>
    </style:style>
    <style:style style:name="T29" style:family="text">
      <style:text-properties style:font-size-complex="13pt"/>
    </style:style>
    <style:style style:name="T30"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The white Tiger is the novel by Indian author Arvind Adiga. It was first published in 2008 and won the Bookers Prize <text:s/>in the same year. The novel provides a dark comical view of modern day life in India through the narration of Balram Halwaias the main character in the form of series of letters to Wen Jiabao, the Chinese premier. The overall main theme of the novel is the contrast between India's rise as a modern global economy and the working class people who live in crushing rural poverty.Other themes touched on include corruption endemic to Indian society and politics, familial loyalty versus independence, religious tensions between Hindus and Muslims, the experience of returning to India after living in America, globalization, and the tensions between India and China as superpower countries in Asia.</text:p>
      <text:p text:style-name="P2"/>
      <text:p text:style-name="P2"></text:p>
      <text:p text:style-name="P2"><text:tab/>Story starts as an entrepreneur writing a letter to the Chinese premier,who wants who is visiting india to know the truth about banglore. saying he has something important to tell him. The letters begins with content of poster </text:p>
      <text:p text:style-name="P2"/>
      <text:p text:style-name="P2"><text:span text:style-name="T2">Assistance Sought in Search for Missing Man:</text:span></text:p>
      <text:p text:style-name="P2"><text:span text:style-name="T2"></text:span><text:span text:style-name="T2">General Public is hereby informed that the man in the picture namely Balram Halwai alias MUNNA son of Vikram Halwai rickshaw-puller is wanted for questioning. Etc.</text:span></text:p>
      <text:p text:style-name="P2"></text:p>
      <text:p text:style-name="P2"><text:tab/>Balaram Halwai is the main charector of the novel, born and grew up in laxmigarh in Gaya ditrict. he is called MUNNA by his family, no official name, later he is named as Balaram by his school teacher. While he was child he watched helplessly his mother died drowning in the muds of river Ganga. His father always wanted him to study as its his mother's wish. One day his father comes to know that balaram is not going to school and gets angry and sends him to work in tea shop. Later his father dies because of TB due to negligence of hospital staff.</text:p>
      <text:p text:style-name="P2"></text:p>
      <text:p text:style-name="P2"><text:tab/>After some days, his brother Kishan gets married he explains the mirage as good married they suck the blood of girls side with dowry. A week after marriage they move to Dhanbad to find a job along with his sister-in-law. They find a table wiping <text:s text:c="2"/>job in tea shop. But Balaram wanted to learn driving. His granny order his brother not to give money for his driving classes. He tries to find job in mine to cover the driving charges ,but owners refuse him to work in mine because he too thin. On condition that he'll not forget after getting rich his granny accepts to learn driving. He tries to get a driver job begging from door to door in dhanbad. He never managed to find a <text:soft-page-break/>job and disapponts. His brother encouraged him to keep trying one day some one will accept. Finally he gets a job in the house of land lord in his who is living in dhanbad looking after coal mines, as they need a driver for newly bought car for Ashok. Ashok is younger son recently returned from America, married a girl who always forced him to go back to America. Balaram meets the previous driver Ram prasad who had changed his name from mohemmed to Ram Prasad to get job in Hindu family.</text:p>
      <text:p text:style-name="P2"></text:p>
      <text:p text:style-name="P2"><text:tab/>One day Ashok wanted see the village they lived in. He drives them to village. <text:s/>Balaram goes to visit the his home. His asks to hand over the money he earned. They tell him that they found a girl to marry him. But he gets angry with proposal says he's not yet ready for marriage.</text:p>
      <text:p text:style-name="P2"><text:tab/> As the time passed the land lord send Ashok stay at delhi to bribe the govt ministers easily. Balaram finds out the the Ram Prasads background and blackmails him. That make Ram Prasad leave home. Then Blaram becomes the main driver of the land lord's family. As previous driver left the home Balaram gets chance to go to delhi along with Ashok. Meanwhile Ashok's wife pinky keeps forcing Ashok to move back to New York. Balaram job was to drive them ministers house whom they bribe, and to malls, bars, discos.</text:p>
      <text:p text:style-name="P2"/>
      <text:p text:style-name="P2"><text:tab/>One night in delhi, Ashok and his wife goes to bar in the mid night. When <text:s/>they return from the bar they are heavily drunk. Pinky starts to drive the car. <text:s/>Ashok tries to stop her from driving the car. But she doesn't listen to him, continues to drive the car. She could not control the car as she is drunk, she hits a baby crossing the road. She wanted to take her to hospital but, Ashok is scared of being caught by police, he drives away not looking back. By the next morning Ashoks brother gets to delhi. He asks Balaram to sign a paper saying that he's responsible for the hit and run, and it is nothing to do with Ashok's family. Later Ashok's brother comes to know that the incident is not reported so they wont be needing his help anymore regarding the matter. But Pinky was never happy staying in India.</text:p>
      <text:p text:style-name="P2"/>
      <text:p text:style-name="P2"><text:tab/>One day, Ashoks wife pinky suddenly wake him gives some money asks him to drive to air port. Then she leaves to New York leaving Ashok behind. Ashok gets depressed with that incident and starts drinking and seeing other girls. During the stay in delhi balaram figures out how things work, how get a work done, how to bribe ministers. And finally he wants to set himself free.</text:p>
      <text:p text:style-name="P2"/>
      <text:p text:style-name="P2"><text:tab/>On a rainy day, they leave home for usual bribing, with a bag full of money. Balaram is aware that Ashok has bag full of money and decides to get away with the money. On the way minister's home Balaram stops the car saying that the wheel in stuck in mud insists Ashok to help him to get it out of the mud. Ashok gets out of the car bends down to look at the wheel. Balaram kills Ashok with a broken bottle threw him bushes. </text:p>
      <text:p text:style-name="P2"/>
      <text:p text:style-name="P2"/>
      <text:p text:style-name="P2"><text:soft-page-break/></text:p>
      <text:p text:style-name="P2"></text:p>
      <text:p text:style-name="P3"><text:tab/>ABOUT NOVEL</text:p>
      <text:p text:style-name="P3"/>
      <text:p text:style-name="P4"><text:span text:style-name="T15"><text:tab/></text:span><text:span text:style-name="T16">Novel is written by an Arvind Adiga. Nove is about a social scenario in India in late 20</text:span><text:span text:style-name="T23">th</text:span><text:span text:style-name="T16"> century. This "Rooster Coop" analogy is just one of the many devices that make </text:span><text:span text:style-name="Strong_20_Emphasis"><text:span text:style-name="Strong_20_Emphasis"><text:span text:style-name="Strong_20_Emphasis"><text:span text:style-name="T16">The White Tiger</text:span></text:span></text:span></text:span><text:span text:style-name="T16"> a fun read, despite being about such a depressing subject: the terrible caste subjugation, regular rigging of elections, and poor people's votes being cast for them by their masters. He tells of Delhi's servants, who live in rotting basements below the glass apartment blocks that are home to their employers. He tells of how Ashok's family bribe government ministers, and how national elections are rigged, about network of city servants .Ashok, trendy and liberal, is forever expressing guilt over Balram's treatment, but his fine words never come to anyth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n3xes </meta:initial-creator>
    <meta:creation-date>2010-04-21T11:54:34</meta:creation-date>
    <dc:date>2010-04-21T15:05:31</dc:date>
    <dc:creator>in3xes </dc:creator>
    <meta:editing-duration>PT02H55M47S</meta:editing-duration>
    <meta:editing-cycles>56</meta:editing-cycles>
    <meta:generator>OpenOffice.org/3.1$Linux OpenOffice.org_project/310m19$Build-9420</meta:generator>
    <meta:document-statistic meta:table-count="0" meta:image-count="0" meta:object-count="0" meta:page-count="3" meta:paragraph-count="18" meta:word-count="1110" meta:character-count="6150"/>
  </office:meta>
</office:document-meta>
</file>